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265cm" fo:margin-right="0cm" fo:text-indent="0cm" style:auto-text-indent="false"/>
    </style:style>
    <style:style style:name="P3" style:family="paragraph" style:parent-style-name="Standard">
      <style:paragraph-properties fo:margin-left="0.265cm" fo:margin-right="0cm" fo:text-align="start" style:justify-single-word="false" fo:text-indent="0cm" style:auto-text-indent="false" style:text-autospace="none"/>
    </style:style>
    <style:style style:name="P4" style:family="paragraph" style:parent-style-name="Standard">
      <style:paragraph-properties fo:margin-left="0cm" fo:margin-right="0cm" fo:text-indent="0cm" style:auto-text-indent="false"/>
      <style:text-properties fo:font-weight="bold" style:font-weight-asian="bold"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margin-left="0.238cm" fo:margin-right="0cm" fo:text-indent="0cm" style:auto-text-indent="false"/>
    </style:style>
    <style:style style:name="P9" style:family="paragraph" style:parent-style-name="Standard">
      <style:paragraph-properties fo:margin-left="0.238cm" fo:margin-right="0cm" fo:text-indent="0cm" style:auto-text-indent="false"/>
      <style:text-properties style:font-name="Courier New" fo:font-size="10pt" style:font-name-asian="Courier New" style:font-size-asian="10pt" style:font-name-complex="Courier New" style:font-size-complex="10pt"/>
    </style:style>
    <style:style style:name="P10" style:family="paragraph" style:parent-style-name="Standard">
      <style:paragraph-properties fo:margin-left="0.238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1" style:family="paragraph" style:parent-style-name="Standard">
      <style:paragraph-properties fo:margin-left="0.238cm" fo:margin-right="0cm" fo:text-indent="0cm" style:auto-text-indent="false"/>
      <style:text-properties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0.238cm" fo:margin-right="0cm" fo:text-align="start" style:justify-single-word="false" fo:text-indent="0cm" style:auto-text-indent="false" style:text-autospace="none"/>
    </style:style>
    <style:style style:name="P13" style:family="paragraph" style:parent-style-name="Standard">
      <style:paragraph-properties fo:margin-left="0.238cm" fo:margin-right="0cm" fo:text-indent="0cm" style:auto-text-indent="false"/>
      <style:text-properties fo:color="#0000ff" style:font-name="Courier New" fo:font-size="10pt" style:font-name-asian="Courier New" style:font-size-asian="10pt" style:font-name-complex="Courier New" style:font-size-complex="10pt"/>
    </style:style>
    <style:style style:name="P14" style:family="paragraph" style:parent-style-name="Standard">
      <style:paragraph-properties fo:margin-left="0.238cm" fo:margin-right="0cm" fo:text-align="start" style:justify-single-word="false" fo:text-indent="0cm" style:auto-text-indent="false" style:text-autospace="none"/>
      <style:text-properties fo:color="#0000ff" style:font-name="Courier New" fo:font-size="10pt" style:font-name-asian="Courier New" style:font-size-asian="10pt" style:font-name-complex="Courier New" style:font-size-complex="10pt"/>
    </style:style>
    <style:style style:name="P15" style:family="paragraph" style:parent-style-name="Standard">
      <style:paragraph-properties fo:margin-left="0.238cm" fo:margin-right="0cm" fo:text-indent="0cm" style:auto-text-indent="fals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P17" style:family="paragraph" style:parent-style-name="Standard">
      <style:paragraph-properties fo:margin-left="0.238cm" fo:margin-right="0cm" fo:text-align="start"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238cm" fo:margin-right="0cm" fo:text-indent="0cm" style:auto-text-indent="false"/>
    </style:style>
    <style:style style:name="P19"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P20"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fo:margin-left="0.238cm" fo:margin-right="0cm" fo:text-align="start" style:justify-single-word="false" fo:text-indent="0cm" style:auto-text-indent="false" style:text-autospace="none"/>
      <style:text-properties fo:font-weight="normal"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23" style:family="paragraph" style:parent-style-name="Standard">
      <style:paragraph-properties fo:margin-left="0.265cm" fo:margin-right="0cm" fo:text-indent="0cm" style:auto-text-indent="false"/>
    </style:style>
    <style:style style:name="P24" style:family="paragraph" style:parent-style-name="Standard">
      <style:paragraph-properties fo:margin-left="0.503cm" fo:margin-right="0cm" fo:text-indent="0cm" style:auto-text-indent="false"/>
    </style:style>
    <style:style style:name="P25"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fo:font-weight="normal" style:font-size-asian="10pt" style:font-weight-asian="normal" style:font-size-complex="10pt" style:font-weight-complex="normal"/>
    </style:style>
    <style:style style:name="P26"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Standard">
      <style:paragraph-properties fo:margin-left="0.503cm" fo:margin-right="0cm" fo:text-indent="0cm" style:auto-text-indent="false"/>
      <style:text-properties style:font-name="Courier New" fo:font-size="10pt" style:font-size-asian="10pt" style:font-size-complex="10pt"/>
    </style:style>
    <style:style style:name="P28" style:family="paragraph" style:parent-style-name="Standard">
      <style:paragraph-properties fo:margin-left="0.503cm" fo:margin-right="0cm" fo:text-indent="0cm" style:auto-text-indent="false"/>
      <style:text-properties style:font-name="Courier New" fo:font-size="10pt" style:font-name-asian="Courier New" style:font-size-asian="10pt" style:font-name-complex="Courier New" style:font-size-complex="10pt"/>
    </style:style>
    <style:style style:name="P29"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margin-left="0.503cm" fo:margin-right="0cm" fo:text-align="start" style:justify-single-word="false" fo:text-indent="0cm" style:auto-text-indent="false" style:text-autospace="none"/>
      <style:text-properties fo:font-weight="normal" style:font-weight-asian="normal" style:font-weight-complex="normal"/>
    </style:style>
    <style:style style:name="P31"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32"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left="0.503cm" fo:margin-right="0cm" fo:text-indent="0cm" style:auto-text-indent="fals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5" style:family="paragraph" style:parent-style-name="Standard">
      <style:paragraph-properties fo:margin-left="0.503cm" fo:margin-right="0cm" fo:text-align="start" style:justify-single-word="false" fo:text-indent="0cm" style:auto-text-indent="false" style:text-autospace="none"/>
      <style:text-properties fo:color="#000080" style:font-name="Courier New" fo:font-size="10pt" style:font-name-asian="Courier New" style:font-size-asian="10pt" style:font-name-complex="Courier New" style:font-size-complex="10pt"/>
    </style:style>
    <style:style style:name="P36" style:family="paragraph" style:parent-style-name="Standard">
      <style:paragraph-properties fo:margin-left="0.503cm" fo:margin-right="0cm" fo:text-align="start" style:justify-single-word="false" fo:text-indent="0cm" style:auto-text-indent="false" style:text-autospace="none"/>
      <style:text-properties fo:color="#800000" style:font-name="Courier New" fo:font-size="10pt" style:font-name-asian="Courier New" style:font-size-asian="10pt" style:font-name-complex="Courier New" style:font-size-complex="10pt"/>
    </style:style>
    <style:style style:name="P37" style:family="paragraph">
      <style:paragraph-properties fo:text-align="center"/>
    </style:style>
    <style:style style:name="T1" style:family="text">
      <style:text-properties style:font-name="Courier New" fo:font-size="10pt" style:font-size-asian="10pt" style:font-size-complex="10pt"/>
    </style:style>
    <style:style style:name="T2" style:family="text">
      <style:text-properties style:font-name="Courier New"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7" style:family="text">
      <style:text-properties fo:color="#000000" style:text-underline-style="solid" style:text-underline-width="auto" style:text-underline-color="font-color"/>
    </style:style>
    <style:style style:name="T8" style:family="text">
      <style:text-properties fo:color="#7f0055" fo:font-weight="bold" style:font-weight-asian="bold" style:font-weight-complex="bold"/>
    </style:style>
    <style:style style:name="T9"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2a00ff"/>
    </style:style>
    <style:style style:name="T11" style:family="text">
      <style:text-properties fo:color="#2a00ff" style:font-name="Courier New" fo:font-size="10pt" style:font-name-asian="Courier New" style:font-size-asian="10pt" style:font-name-complex="Courier New" style:font-size-complex="10pt"/>
    </style:style>
    <style:style style:name="T12"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2a00ff" fo:font-style="italic" style:font-style-asian="italic" style:font-style-complex="italic"/>
    </style:style>
    <style:style style:name="T14" style:family="text">
      <style:text-properties fo:color="#0000ff"/>
    </style:style>
    <style:style style:name="T15" style:family="text">
      <style:text-properties fo:color="#0000ff" style:font-name="Courier New" fo:font-size="10pt" style:font-name-asian="Courier New" style:font-size-asian="10pt" style:font-name-complex="Courier New" style:font-size-complex="10pt"/>
    </style:style>
    <style:style style:name="T16" style:family="text">
      <style:text-properties fo:color="#000080"/>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008000"/>
    </style:style>
    <style:style style:name="T20" style:family="text">
      <style:text-properties fo:color="#3f7f5f"/>
    </style:style>
    <style:style style:name="T21" style:family="text">
      <style:text-properties fo:color="#3f7f5f"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line-through-style="none"/>
    </style:style>
    <style:style style:name="T25" style:family="text">
      <style:text-properties fo:color="#008080"/>
    </style:style>
    <style:style style:name="T26" style:family="text">
      <style:text-properties fo:color="#008080" style:font-name="Courier New" fo:font-size="10pt" style:font-size-asian="10pt" style:font-size-complex="10pt"/>
    </style:style>
    <style:style style:name="T27" style:family="text">
      <style:text-properties fo:color="#3f7f7f"/>
    </style:style>
    <style:style style:name="T28" style:family="text">
      <style:text-properties fo:color="#3f7f7f" style:font-name="Courier New" fo:font-size="10pt" style:font-size-asian="10pt" style:font-size-complex="10pt"/>
    </style:style>
    <style:style style:name="T29" style:family="text">
      <style:text-properties fo:color="#7f007f"/>
    </style:style>
    <style:style style:name="T30" style:family="text">
      <style:text-properties style:font-name="Times New Roman"/>
    </style:style>
    <style:style style:name="T31" style:family="text">
      <style:text-properties fo:font-size="12pt"/>
    </style:style>
    <style:style style:name="T32" style:family="text">
      <style:text-properties style:text-underline-style="none"/>
    </style:style>
    <style:style style:name="T33" style:family="text">
      <style:text-properties style:font-size-asian="12pt"/>
    </style:style>
    <style:style style:name="T34" style:family="text">
      <style:text-properties style:font-size-complex="12pt"/>
    </style:style>
    <style:style style:name="T35" style:family="text">
      <style:text-properties fo:color="#808080"/>
    </style:style>
    <style:style style:name="T36" style:family="text">
      <style:text-properties fo:color="#800000" style:font-name="Courier New" fo:font-size="10pt" style:font-size-asian="10pt" style:font-size-complex="10pt"/>
    </style:style>
    <style:style style:name="T37" style:family="text">
      <style:text-properties style:font-name="Courier New" fo:font-weight="normal" style:font-weight-asian="normal" style:font-weight-complex="normal"/>
    </style:style>
    <style:style style:name="T38" style:family="text">
      <style:text-properties style:font-name="Courier New" fo:font-size="10pt" fo:font-weight="normal" style:font-size-asian="10pt" style:font-weight-asian="normal" style:font-size-complex="10pt" style:font-weight-complex="normal"/>
    </style:style>
    <style:style style:name="T39" style:family="text">
      <style:text-properties style:font-name-asian="Courier New"/>
    </style:style>
    <style:style style:name="T40" style:family="text">
      <style:text-properties style:font-name-complex="Courier New"/>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ff3333"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33cc66" draw:textarea-horizontal-align="center" draw:textarea-vertical-align="middle" style:run-through="foreground"/>
    </style:style>
    <style:style style:name="gr6" style:family="graphic">
      <style:graphic-properties draw:fill="solid" draw:fill-color="#ffff66" draw:textarea-horizontal-align="center" draw:textarea-vertical-align="middle" style:run-through="foreground"/>
    </style:style>
    <style:style style:name="gr7" style:family="graphic">
      <style:graphic-properties draw:fill="solid" draw:fill-color="#e6e6e6"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BenchRunner</text:p>
      <text:p text:style-name="Standard"/>
      <text:p text:style-name="P2">TestBenchRunner makes it possible to create, compile and run JUnit TestSuites that consist of both JUnit tests and TestBench tests. Tests in the Suite are run in order specified when the test suite is created. </text:p>
      <text:p text:style-name="P2"/>
      <text:p text:style-name="P2">TestBenchRunner compiles the classfiles to <text:span text:style-name="T21">{the current working directory}/build</text:span>. This can be overridden by defining the System property <text:span text:style-name="T2">com.vaadin.testbench.build</text:span> (relative to current working directory. All files will be handled as relative to working directory ${user.dir})</text:p>
      <text:p text:style-name="P2"/>
      <text:p text:style-name="P4">Creating a TestSuite</text:p>
      <text:p text:style-name="P8"/>
      <text:p text:style-name="P8">TestBenchRunner can be run from the command line with:</text:p>
      <text:p text:style-name="P8"/>
      <text:p text:style-name="P11">com.vaadin.testbench.runner.TestBenchRunner [-options] &lt;Test files&gt;</text:p>
      <text:p text:style-name="P11"/>
      <text:p text:style-name="P11">&lt;test files&gt;<text:tab/>',' separated files. Accepted files are Test files (.java,</text:p>
      <text:p text:style-name="P11"><text:tab/><text:tab/><text:tab/>.html) and test suite files (.xml, .html) all files will</text:p>
      <text:p text:style-name="P11"><text:tab/><text:tab/><text:tab/>create one test suite in order files are specified. (.html</text:p>
      <text:p text:style-name="P11"><text:tab/><text:tab/><text:tab/>suite file shoulde be a TestBenchIDE suite file consisting </text:p>
      <text:p text:style-name="P11"><text:tab/><text:tab/><text:tab/>of only TestBench tests. This suite will be run as one test)</text:p>
      <text:p text:style-name="P11">-options<text:tab/><text:tab/>-p &lt;Base path to files from here&gt;</text:p>
      <text:p text:style-name="P11"><text:tab/><text:tab/><text:tab/>-path &lt;Base path to files from here&gt;</text:p>
      <text:p text:style-name="P11"><text:tab/><text:tab/><text:tab/>-m, -make <text:tab/>Create test suite java and build.xml</text:p>
      <text:p text:style-name="P11"><text:tab/><text:tab/><text:tab/>-c, -connect</text:p>
      <text:p text:style-name="P11"><text:tab/><text:tab/><text:tab/><text:tab/><text:tab/>Connect html tests that come after one another.</text:p>
      <text:p text:style-name="P11"><text:tab/><text:tab/><text:tab/>-h, -help<text:tab/>Show help</text:p>
      <text:p text:style-name="P8"/>
      <text:p text:style-name="P8">(<text:span text:style-name="T3">Note.</text:span> If -make is not present the TestSuite will be run as JUnit tests after it is created.)</text:p>
      <text:p text:style-name="P8">(<text:span text:style-name="T3">Note.</text:span> If -p is not defined current working directory will be used as path to files.)</text:p>
      <text:p text:style-name="P8">(<text:span text:style-name="T3">Note.</text:span> Using -connect will create new .html files that combine tests using “test_” + <text:s/>hashCode)</text:p>
      <text:p text:style-name="P8"/>
      <text:p text:style-name="P8">TestBenchRunner can also be used from a java program.</text:p>
      <text:p text:style-name="P8"/>
      <text:p text:style-name="P8">The make and connect flags can be set with <text:span text:style-name="T1">setMakeTests(</text:span><text:span text:style-name="T9">boolean</text:span><text:span text:style-name="T1">)</text:span> and <text:span text:style-name="T1">setConnectTests(</text:span><text:span text:style-name="T9">boolean</text:span><text:span text:style-name="T1">)</text:span> respectively. </text:p>
      <text:p text:style-name="P8"/>
      <text:p text:style-name="P8">Connected tests will print out to System.out a string “End test for [File Name]” when their part of the test is finished. This will help the debugging when a combined test fails.</text:p>
      <text:p text:style-name="P8"/>
      <text:p text:style-name="P8">Example code for running a TestBenchSuite with the TestBenchRunner:</text:p>
      <text:p text:style-name="P8"/>
      <text:p text:style-name="P28"><text:span text:style-name="T4">TestBenchRunner runner = </text:span><text:span text:style-name="T8">new</text:span><text:span text:style-name="T4"> TestBenchRunner();</text:span></text:p>
      <text:p text:style-name="P28"/>
      <text:p text:style-name="P28">List&lt;String&gt; tests = <text:span text:style-name="T8">new</text:span><text:span text:style-name="T4"> LinkedList&lt;String&gt;();</text:span></text:p>
      <text:p text:style-name="P28"><text:span text:style-name="T4">tests.add(</text:span><text:span text:style-name="T10">"Money_tst.java"</text:span><text:span text:style-name="T4">);</text:span></text:p>
      <text:p text:style-name="P28"><text:span text:style-name="T4">tests.add(</text:span><text:span text:style-name="T10">"Money_tst2.java"</text:span><text:span text:style-name="T4">);</text:span></text:p>
      <text:p text:style-name="P24"><text:span text:style-name="T5">TestBenchSuite suite = runner.createTestSuite(tests, </text:span><text:span text:style-name="T11">"test"</text:span><text:span text:style-name="T5">, </text:span><text:span text:style-name="T11">"Suite Test"</text:span><text:span text:style-name="T5">);</text:span></text:p>
      <text:p text:style-name="P33"/>
      <text:p text:style-name="P24"><text:span text:style-name="T9">boolean</text:span><text:span text:style-name="T5"> success = runner.runTestSuites(suite);</text:span></text:p>
      <text:p text:style-name="P8"/>
      <text:p text:style-name="P8">Example output success:</text:p>
      <text:p text:style-name="P13">Browser <text:s/>: winxp-firefox35</text:p>
      <text:p text:style-name="P13">Testsuite: Suite Test</text:p>
      <text:p text:style-name="P13">Tests run: 2, Failures: 0, Errors: 0, Time elapsed: 0.015 sec</text:p>
      <text:p text:style-name="P8"/>
      <text:p text:style-name="P8"><text:soft-page-break/>Example output fail:</text:p>
      <text:p text:style-name="P13">Browser <text:s/>: winxp-firefox35</text:p>
      <text:p text:style-name="P13">Testsuite: Suite Test</text:p>
      <text:p text:style-name="P14">Tests run: 2, Failures: 1, Errors: 0, Time elapsed: 0.010 sec</text:p>
      <text:p text:style-name="P14">testMoney_tst2(Money_tst2): expected:&lt;8&gt; but was:&lt;10&gt;</text:p>
      <text:p text:style-name="P2"/>
      <text:p text:style-name="P2">(<text:span text:style-name="T3">Note.</text:span><text:span text:style-name="T22"> Test suite files .xml and .html need to use </text:span><text:span text:style-name="T6">parseFiles(files[], path)</text:span><text:span text:style-name="T22"> or </text:span><text:span text:style-name="T6">parseTestSuite(file, path)</text:span>)</text:p>
      <text:p text:style-name="P2"/>
      <text:p text:style-name="P2">TestBenchRunner saves all created TestBenchSuites in a list in the order they were created and can be requested at any time from the TestBenchRunner object. TestBenchSuites can be gotten as a List&lt;TestBenchSuite&gt; containing all suites for TBR <text:span text:style-name="T1">runner.getTestBenchSuites()</text:span> or a specific suite with <text:span text:style-name="T1">runner.getTestBenchSuite(int)</text:span></text:p>
      <text:p text:style-name="P2"/>
      <text:p text:style-name="P2">Results for the latest test run (if run with TBR) can be requested from TestBenchSuite for a specific browser <text:span text:style-name="T1">TestResult = suite.getResult(String)</text:span> or for all browsers that have results <text:span text:style-name="T1">Map&lt;String, TestResult&gt; = suite.getResults()</text:span></text:p>
      <text:p text:style-name="P2"/>
      <text:p text:style-name="P4">Running TestSuite as Apache Ant &lt;junit&gt;</text:p>
      <text:p text:style-name="P2"/>
      <text:p text:style-name="P2">The TestSuite example could be run as a normal Apache Ant JUnit test. The java file that is run with ant should look as follows:</text:p>
      <text:p text:style-name="P2"/>
      <text:p text:style-name="P2">TestSuite.java</text:p>
      <text:p text:style-name="P9"><text:span text:style-name="T8">public class</text:span><text:span text:style-name="T4"> TestSuite {</text:span></text:p>
      <text:p text:style-name="P9"><text:span text:style-name="T4"><text:s text:c="2"/></text:span><text:span text:style-name="T8">public static </text:span><text:span text:style-name="T4">junit.framework.Test suite() </text:span><text:span text:style-name="T8">throws</text:span><text:span text:style-name="T4"> Exception {</text:span></text:p>
      <text:p text:style-name="P9"><text:span text:style-name="T4"><text:s text:c="4"/>TestBenchRunner runner = </text:span><text:span text:style-name="T8">new</text:span><text:span text:style-name="T4"> TestBenchRunner();</text:span></text:p>
      <text:p text:style-name="P9"/>
      <text:p text:style-name="P9"><text:s text:c="4"/>List&lt;String&gt; tests = <text:span text:style-name="T8">new</text:span><text:span text:style-name="T4"> LinkedList&lt;String&gt;();</text:span></text:p>
      <text:p text:style-name="P9"><text:span text:style-name="T4"><text:s text:c="4"/>tests.add(</text:span><text:span text:style-name="T10">"Money_tst.java"</text:span><text:span text:style-name="T4">);</text:span></text:p>
      <text:p text:style-name="P9"><text:span text:style-name="T4"><text:s text:c="4"/>tests.add(</text:span><text:span text:style-name="T10">"Money_tst2.java"</text:span><text:span text:style-name="T4">);</text:span></text:p>
      <text:p text:style-name="P8"><text:span text:style-name="T5"><text:s text:c="4"/>TestBenchSuite suite = runner.createTestSuite(tests, </text:span><text:span text:style-name="T11">"test"</text:span><text:span text:style-name="T5">, </text:span><text:span text:style-name="T11">"Suite Test"</text:span><text:span text:style-name="T5">);</text:span></text:p>
      <text:p text:style-name="P15"/>
      <text:p text:style-name="P8"><text:span text:style-name="T5"><text:s text:c="4"/>return suite.getTestSuite(</text:span><text:span text:style-name="T5">);</text:span></text:p>
      <text:p text:style-name="P15"><text:s text:c="2"/>}</text:p>
      <text:p text:style-name="P15">}</text:p>
      <text:p text:style-name="P2"/>
      <text:p text:style-name="P2">(<text:span text:style-name="T3">Note.</text:span><text:span text:style-name="T22"> If using multiple browsers use </text:span><text:span text:style-name="T38">suite.getTestSuite(</text:span><text:span text:style-name="T12">"BROWSER_NAME"</text:span><text:span text:style-name="T38">);</text:span><text:span text:style-name="T22"> as </text:span><text:span text:style-name="T38">getTestSuite()</text:span><text:span text:style-name="T22"> will return first test suite in iterator set)</text:span></text:p>
      <text:p text:style-name="P2"><text:span text:style-name="T22"/></text:p>
      <text:p text:style-name="P2">The JUnit target in the ant file should have the following structure:</text:p>
      <text:p text:style-name="P2"/>
      <text:p text:style-name="P28"><text:span text:style-name="T16">&lt;target</text:span><text:span text:style-name="T4"> </text:span><text:span text:style-name="T16">name=</text:span><text:span text:style-name="T19">"run-tests"</text:span><text:span text:style-name="T16">&gt;</text:span></text:p>
      <text:p text:style-name="P35"><text:s/>&lt;junit&gt;</text:p>
      <text:p text:style-name="P35"><text:s text:c="2"/>&lt;classpath&gt;</text:p>
      <text:p text:style-name="P29"><text:span text:style-name="T16"><text:s text:c="3"/>&lt;fileset</text:span><text:span text:style-name="T4"> </text:span><text:span text:style-name="T16">dir=</text:span><text:span text:style-name="T19">"${tesbench.dir}"</text:span><text:span text:style-name="T4"> </text:span><text:span text:style-name="T16">includes=</text:span><text:span text:style-name="T19">"vaadin-testbench-*.jar"</text:span><text:span text:style-name="T4"> </text:span><text:span text:style-name="T16">/&gt;</text:span></text:p>
      <text:p text:style-name="P36"><text:s text:c="3"/>&lt;!-- ant path has tools.java (linux/windows, osx?) --&gt;</text:p>
      <text:p text:style-name="P29"><text:span text:style-name="T16"><text:s text:c="3"/>&lt;path</text:span><text:span text:style-name="T4"> </text:span><text:span text:style-name="T16">path=</text:span><text:span text:style-name="T19">"${java.class.path}"</text:span><text:span text:style-name="T4"> </text:span><text:span text:style-name="T16">/&gt;</text:span></text:p>
      <text:p text:style-name="P29"><text:span text:style-name="T16"><text:s text:c="3"/>&lt;pathelement</text:span><text:span text:style-name="T4"> </text:span><text:span text:style-name="T16">path=</text:span><text:span text:style-name="T19">"${test.classes}"</text:span><text:span text:style-name="T4"> </text:span><text:span text:style-name="T16">/&gt;</text:span></text:p>
      <text:p text:style-name="P35"><text:s text:c="2"/>&lt;/classpath&gt;</text:p>
      <text:p text:style-name="P35"/>
      <text:p text:style-name="P29"><text:span text:style-name="T16"><text:s text:c="2"/>&lt;formatter</text:span><text:span text:style-name="T4"> </text:span><text:span text:style-name="T16">type=</text:span><text:span text:style-name="T19">"plain"</text:span><text:span text:style-name="T4"> </text:span><text:span text:style-name="T16">usefile=</text:span><text:span text:style-name="T19">"false"</text:span><text:span text:style-name="T4"> </text:span><text:span text:style-name="T16">/&gt;</text:span></text:p>
      <text:p text:style-name="P34"/>
      <text:p text:style-name="P29"><text:span text:style-name="T16"><text:s text:c="2"/>&lt;jvmarg</text:span><text:span text:style-name="T4"> </text:span><text:span text:style-name="T16">value=</text:span><text:span text:style-name="T19">"-Dcom.vaadin.testbench.build=test/build"</text:span><text:span text:style-name="T4"> </text:span><text:span text:style-name="T16">/&gt;</text:span></text:p>
      <text:p text:style-name="P35"/>
      <text:p text:style-name="P29"><text:span text:style-name="T16"><text:s text:c="2"/>&lt;batchtest</text:span><text:span text:style-name="T4"> </text:span><text:span text:style-name="T16">fork=</text:span><text:span text:style-name="T19">"yes"</text:span><text:span text:style-name="T4"> </text:span><text:span text:style-name="T16">haltonerror=</text:span><text:span text:style-name="T19">"yes"</text:span><text:span text:style-name="T4"> </text:span><text:span text:style-name="T16">haltonfailure=</text:span><text:span text:style-name="T19">"yes"</text:span><text:span text:style-name="T16">&gt;</text:span></text:p>
      <text:p text:style-name="P29"><text:span text:style-name="T16"><text:s text:c="3"/>&lt;fileset</text:span><text:span text:style-name="T4"> </text:span><text:span text:style-name="T16">dir=</text:span><text:span text:style-name="T19">"../src"</text:span><text:span text:style-name="T16">&gt;</text:span></text:p>
      <text:p text:style-name="P29"><text:span text:style-name="T16"><text:s text:c="4"/>&lt;include</text:span><text:span text:style-name="T4"> </text:span><text:span text:style-name="T16">name=</text:span><text:span text:style-name="T19">"**/test/*.java"</text:span><text:span text:style-name="T4"> </text:span><text:span text:style-name="T16">/&gt;</text:span></text:p>
      <text:p text:style-name="P35"><text:soft-page-break/><text:s text:c="3"/>&lt;/fileset&gt;</text:p>
      <text:p text:style-name="P35"><text:s text:c="2"/>&lt;/batchtest&gt;</text:p>
      <text:p text:style-name="P35"><text:s/>&lt;/junit&gt;</text:p>
      <text:p text:style-name="P35">&lt;/target&gt;</text:p>
      <text:p text:style-name="P6"/>
      <text:p text:style-name="P12">The running of tests will halt if any of the tests in the TestSuite fail.</text:p>
      <text:p text:style-name="P8">Example output:</text:p>
      <text:p text:style-name="P9"><text:span text:style-name="T14">[</text:span><text:span text:style-name="T17">junit</text:span><text:span text:style-name="T14">] Testsuite: TestSuite</text:span></text:p>
      <text:p text:style-name="P10"><text:span text:style-name="T14">[</text:span><text:span text:style-name="T17">junit</text:span><text:span text:style-name="T14">] Tests run: 2, Failures: 0, Errors: 0, Time elapsed: 0,015 sec</text:span></text:p>
      <text:p text:style-name="P10"><text:span text:style-name="T14">[</text:span><text:span text:style-name="T17">junit</text:span><text:span text:style-name="T14">] Testcase: testMoney_tst took 0 sec</text:span></text:p>
      <text:p text:style-name="P12"><text:span text:style-name="T15">[</text:span><text:span text:style-name="T18">junit</text:span><text:span text:style-name="T15">] Testcase: testMoney_tst2 took 0 sec</text:span></text:p>
      <text:p text:style-name="P3"/>
      <text:p text:style-name="P17">Getting Ant JUnit to log test failure when running with TestBenchRunner:</text:p>
      <text:p text:style-name="P17"/>
      <text:p text:style-name="P17">ReportingTest.java</text:p>
      <text:p text:style-name="P26"><text:span text:style-name="T8">public</text:span><text:span text:style-name="T4"> </text:span><text:span text:style-name="T8">class</text:span><text:span text:style-name="T4"> ReportingTest </text:span><text:span text:style-name="T8">extends</text:span><text:span text:style-name="T4"> junit.framework.TestCase {</text:span></text:p>
      <text:p text:style-name="P26"><text:span text:style-name="T4"><text:s text:c="2"/></text:span><text:span text:style-name="T8">public</text:span><text:span text:style-name="T4"> </text:span><text:span text:style-name="T8">void</text:span><text:span text:style-name="T4"> testreport_test() </text:span><text:span text:style-name="T8">throws</text:span><text:span text:style-name="T4"> Throwable {</text:span></text:p>
      <text:p text:style-name="P32"/>
      <text:p text:style-name="P26"><text:span text:style-name="T4"><text:s text:c="4"/>TestBenchRunner tbr = </text:span><text:span text:style-name="T8">new</text:span><text:span text:style-name="T4"> TestBenchRunner();</text:span></text:p>
      <text:p text:style-name="P32"/>
      <text:p text:style-name="P26"><text:span text:style-name="T4"><text:s text:c="4"/>TestBenchSuite tbs = tbr.parseFiles(</text:span><text:span text:style-name="T8">new</text:span><text:span text:style-name="T4"> String[] { </text:span><text:span text:style-name="T10">"Money_tst.java"</text:span><text:span text:style-name="T4">,</text:span></text:p>
      <text:p text:style-name="P26"><text:span text:style-name="T4"><text:s text:c="4"/></text:span><text:span text:style-name="T10">"Money_tst2.java"</text:span><text:span text:style-name="T4"> }, </text:span><text:span text:style-name="T10">"test"</text:span><text:span text:style-name="T4">);</text:span></text:p>
      <text:p text:style-name="P32"/>
      <text:p text:style-name="P32"><text:s text:c="4"/>tbr.runTestSuites(tbs);</text:p>
      <text:p text:style-name="P32"/>
      <text:p text:style-name="P26"><text:span text:style-name="T4"><text:s text:c="4"/>junit.framework.TestResult tr = tbs.getResult(</text:span><text:span text:style-name="T10">"winxp-firefox35"</text:span><text:span text:style-name="T4">);</text:span></text:p>
      <text:p text:style-name="P26"><text:s text:c="4"/><text:span text:style-name="T8">if</text:span><text:span text:style-name="T4"> (tr.failureCount() &gt; 0) {</text:span></text:p>
      <text:p text:style-name="P26"><text:span text:style-name="T4"><text:s text:c="6"/></text:span><text:span text:style-name="T8">throw</text:span><text:span text:style-name="T4"> tr.failures().nextElement().thrownException();</text:span></text:p>
      <text:p text:style-name="P32"><text:s text:c="4"/>}</text:p>
      <text:p text:style-name="P26"><text:span text:style-name="T4"><text:s text:c="4"/></text:span><text:span text:style-name="T8">if</text:span><text:span text:style-name="T4"> (tr.errorCount() &gt; 0) {</text:span></text:p>
      <text:p text:style-name="P26"><text:span text:style-name="T4"><text:s text:c="6"/></text:span><text:span text:style-name="T8">throw</text:span><text:span text:style-name="T4"> tr.errors().nextElement().thrownException();</text:span></text:p>
      <text:p text:style-name="P32"><text:s text:c="4"/>}</text:p>
      <text:p text:style-name="P32"><text:s text:c="2"/>}</text:p>
      <text:p text:style-name="P32">}</text:p>
      <text:p text:style-name="P17"/>
      <text:p text:style-name="P17">When a test fails and the failure is thrown it will show up in <text:s/>TeamCity as </text:p>
      <text:p text:style-name="P17"/>
      <text:p text:style-name="P30"><text:span text:style-name="Strong_20_Emphasis"><text:span text:style-name="T24">ReportTest.testreport_test (com.vaadin.testbench.test)</text:span></text:span><text:span text:style-name="T24"> </text:span></text:p>
      <text:p text:style-name="P25">junit.framework.AssertionFailedError: expected:&lt;31&gt; but was:&lt;30&gt;</text:p>
      <text:p text:style-name="P25"><text:s text:c="4"/>at junit.framework.Assert.fail(Assert.java:47)</text:p>
      <text:p text:style-name="P25"><text:s text:c="4"/>at ....</text:p>
      <text:p text:style-name="P17"/>
      <text:p text:style-name="P17">and in Apache Ant as</text:p>
      <text:p text:style-name="P17"><text:span text:style-name="T23"/></text:p>
      <text:p text:style-name="P25">Tests run: 1, Failures: 1, Errors: 0, Time elapsed: 0,578 sec</text:p>
      <text:p text:style-name="P27">Testcase: testreport_test took 0,469 sec</text:p>
      <text:p text:style-name="P27">FAILED</text:p>
      <text:p text:style-name="P27">expected:&lt;31&gt; but was:&lt;30&gt;</text:p>
      <text:p text:style-name="P27">junit.framework.AssertionFailedError: expected:&lt;31&gt; but was:&lt;30&gt;</text:p>
      <text:p text:style-name="P27"><text:s/>at Money_tst2.testMoney_tst2(Money_tst2.java:11)</text:p>
      <text:p text:style-name="P27"><text:s/>.....</text:p>
      <text:p text:style-name="P17"/>
      <text:p text:style-name="P17"/>
      <text:p text:style-name="P17"/>
      <text:p text:style-name="P17"/>
      <text:p text:style-name="P17"/>
      <text:p text:style-name="P17"/>
      <text:p text:style-name="P17"/>
      <text:p text:style-name="P17"/>
      <text:p text:style-name="P22"><text:soft-page-break/>Test suite file builds (.xml, .html)</text:p>
      <text:p text:style-name="P16"/>
      <text:p text:style-name="P16">Test suites can not define other test suites inside themselves. When using multiple test suite files for the creation of a TestBenchSuite the test suite files should be defined separately in the order their tests should be run.</text:p>
      <text:p text:style-name="P16"/>
      <text:p text:style-name="P20">.xml test suite</text:p>
      <text:p text:style-name="P16"/>
      <text:p text:style-name="P16">Xml test suite uses the <text:span text:style-name="T26">&lt;</text:span><text:span text:style-name="T28">title</text:span><text:span text:style-name="T26">&gt;</text:span> node to set the name for the test if used alone.</text:p>
      <text:p text:style-name="P16"/>
      <text:p text:style-name="P16">The <text:span text:style-name="T26">&lt;</text:span><text:span text:style-name="T28">path</text:span><text:span text:style-name="T26">&gt;</text:span> node defines the common path from this file to where the test files named in this suite are stored. If no path is defined the default path used will be the path to this file.</text:p>
      <text:p text:style-name="P16"/>
      <text:p text:style-name="P16">The <text:span text:style-name="T26">&lt;</text:span><text:span text:style-name="T28">testfile</text:span><text:span text:style-name="T26">&gt;</text:span> node defines the test file and will be added in the order they are named in the suite file. <text:span text:style-name="T26">&lt;</text:span><text:span text:style-name="T28">testfile</text:span><text:span text:style-name="T26">&gt;</text:span> can be named as only file name or as path + file name (where path is the absolute path to the test file, path to the test file from this file or as extra addition to <text:span text:style-name="T26">&lt;</text:span><text:span text:style-name="T28">path</text:span><text:span text:style-name="T26">&gt;</text:span>)</text:p>
      <text:p text:style-name="P16"/>
      <text:p text:style-name="P16">MixedTests.xml</text:p>
      <text:p text:style-name="P31"><text:span text:style-name="T25">&lt;?</text:span><text:span text:style-name="T27">xml</text:span> <text:span text:style-name="T29">version</text:span>=<text:span text:style-name="T13">"1.0"</text:span><text:span text:style-name="T25">?&gt;</text:span></text:p>
      <text:p text:style-name="P29"><text:span text:style-name="T25">&lt;</text:span><text:span text:style-name="T27">testsuite</text:span><text:span text:style-name="T25">&gt;</text:span></text:p>
      <text:p text:style-name="P29"><text:span text:style-name="T4"><text:tab/></text:span><text:span text:style-name="T25">&lt;</text:span><text:span text:style-name="T27">title</text:span><text:span text:style-name="T25">&gt;</text:span><text:span text:style-name="T4">MixedTests</text:span><text:span text:style-name="T25">&lt;/</text:span><text:span text:style-name="T27">title</text:span><text:span text:style-name="T25">&gt;</text:span></text:p>
      <text:p text:style-name="P29"><text:span text:style-name="T25"><text:tab/>&lt;</text:span><text:span text:style-name="T27">path</text:span><text:span text:style-name="T25">&gt;</text:span><text:span text:style-name="T4">test/files/are/here</text:span><text:span text:style-name="T25">&lt;/</text:span><text:span text:style-name="T27">path</text:span><text:span text:style-name="T25">&gt;</text:span></text:p>
      <text:p text:style-name="P29"><text:span text:style-name="T4"><text:tab/></text:span><text:span text:style-name="T25">&lt;</text:span><text:span text:style-name="T27">testfile</text:span><text:span text:style-name="T25">&gt;</text:span><text:span text:style-name="T4">Money_tst.java</text:span><text:span text:style-name="T25">&lt;/</text:span><text:span text:style-name="T27">testfile</text:span><text:span text:style-name="T25">&gt;</text:span></text:p>
      <text:p text:style-name="P29"><text:span text:style-name="T4"><text:tab/></text:span><text:span text:style-name="T25">&lt;</text:span><text:span text:style-name="T27">testfile</text:span><text:span text:style-name="T25">&gt;</text:span><text:span text:style-name="T4">tst3.</text:span><text:span text:style-name="T7">html</text:span><text:span text:style-name="T25">&lt;/</text:span><text:span text:style-name="T27">testfile</text:span><text:span text:style-name="T25">&gt;</text:span></text:p>
      <text:p text:style-name="P29"><text:span text:style-name="T25">&lt;/</text:span><text:span text:style-name="T27">testsuite</text:span><text:span text:style-name="T25">&gt;</text:span></text:p>
      <text:p text:style-name="P16"/>
      <text:p text:style-name="P20">.html test suite</text:p>
      <text:p text:style-name="P16"/>
      <text:p text:style-name="P16">Html suite is a suite created by the IDE using a [Save Test Suite] target.</text:p>
      <text:p text:style-name="P16"/>
      <text:p text:style-name="P16">Test_Suite.html</text:p>
      <text:p text:style-name="P31">&lt;?<text:span text:style-name="T27">xml</text:span> <text:span text:style-name="T29">version</text:span>=<text:span text:style-name="T13">"1.0"</text:span> <text:span text:style-name="T29">encoding</text:span>=<text:span text:style-name="T13">"UTF-8"</text:span><text:span text:style-name="T25">?&gt;</text:span></text:p>
      <text:p text:style-name="P29"><text:span text:style-name="T25">&lt;!</text:span><text:span text:style-name="T27">DOCTYPE</text:span> <text:span text:style-name="T25">html</text:span> <text:span text:style-name="T35">PUBLIC</text:span> <text:span text:style-name="T25">"-//W3C//DTD XHTML 1.0 Strict//EN"</text:span> <text:span text:style-name="T20">"http://www.w3.org/TR/xhtml1/DTD/xhtml1-strict.dtd"</text:span><text:span text:style-name="T25">&gt;</text:span></text:p>
      <text:p text:style-name="P29"><text:span text:style-name="T25">&lt;</text:span><text:span text:style-name="T27">html</text:span> <text:span text:style-name="T29">xmlns</text:span><text:span text:style-name="T4">=</text:span><text:span text:style-name="T13">"http://www.w3.org/1999/xhtml"</text:span> <text:span text:style-name="T29">xml:lang</text:span><text:span text:style-name="T4">=</text:span><text:span text:style-name="T13">"en"</text:span> <text:span text:style-name="T29">lang</text:span><text:span text:style-name="T4">=</text:span><text:span text:style-name="T13">"en"</text:span><text:span text:style-name="T25">&gt;</text:span></text:p>
      <text:p text:style-name="P29"><text:span text:style-name="T25">&lt;</text:span><text:span text:style-name="T27">head</text:span><text:span text:style-name="T25">&gt;</text:span></text:p>
      <text:p text:style-name="P29"><text:span text:style-name="T4"><text:s text:c="2"/></text:span><text:span text:style-name="T25">&lt;</text:span><text:span text:style-name="T27">meta</text:span> <text:span text:style-name="T29">content</text:span><text:span text:style-name="T4">=</text:span><text:span text:style-name="T13">"text/html; charset=UTF-8"</text:span> <text:span text:style-name="T29">http-equiv</text:span><text:span text:style-name="T4">=</text:span><text:span text:style-name="T13">"content-type"</text:span> <text:span text:style-name="T25">/&gt;</text:span></text:p>
      <text:p text:style-name="P29"><text:span text:style-name="T4"><text:s text:c="2"/></text:span><text:span text:style-name="T25">&lt;</text:span><text:span text:style-name="T27">title</text:span><text:span text:style-name="T25">&gt;</text:span><text:span text:style-name="T4">Test Suite</text:span><text:span text:style-name="T25">&lt;/</text:span><text:span text:style-name="T27">title</text:span><text:span text:style-name="T25">&gt;</text:span></text:p>
      <text:p text:style-name="P29"><text:span text:style-name="T25">&lt;/</text:span><text:span text:style-name="T27">head</text:span><text:span text:style-name="T25">&gt;</text:span></text:p>
      <text:p text:style-name="P29"><text:span text:style-name="T25">&lt;</text:span><text:span text:style-name="T27">body</text:span><text:span text:style-name="T25">&gt;</text:span></text:p>
      <text:p text:style-name="P29"><text:span text:style-name="T25">&lt;</text:span><text:span text:style-name="T27">table</text:span> <text:span text:style-name="T29">id</text:span><text:span text:style-name="T4">=</text:span><text:span text:style-name="T13">"suiteTable"</text:span> <text:span text:style-name="T29">cellpadding</text:span><text:span text:style-name="T4">=</text:span><text:span text:style-name="T13">"1"</text:span> <text:span text:style-name="T29">cellspacing</text:span><text:span text:style-name="T4">=</text:span><text:span text:style-name="T13">"1"</text:span> <text:span text:style-name="T29">border</text:span><text:span text:style-name="T4">=</text:span><text:span text:style-name="T13">"1"</text:span> <text:span text:style-name="T29">class</text:span><text:span text:style-name="T4">=</text:span><text:span text:style-name="T13">"selenium"</text:span><text:span text:style-name="T25">&gt;&lt;</text:span><text:span text:style-name="T27">tbody</text:span><text:span text:style-name="T25">&gt;</text:span></text:p>
      <text:p text:style-name="P29"><text:span text:style-name="T25">&lt;</text:span><text:span text:style-name="T27">tr</text:span><text:span text:style-name="T25">&gt;&lt;</text:span><text:span text:style-name="T27">td</text:span><text:span text:style-name="T25">&gt;&lt;</text:span><text:span text:style-name="T27">b</text:span><text:span text:style-name="T25">&gt;</text:span><text:span text:style-name="T4">Test Suite</text:span><text:span text:style-name="T25">&lt;/</text:span><text:span text:style-name="T27">b</text:span><text:span text:style-name="T25">&gt;&lt;/</text:span><text:span text:style-name="T27">td</text:span><text:span text:style-name="T25">&gt;&lt;/</text:span><text:span text:style-name="T27">tr</text:span><text:span text:style-name="T25">&gt;</text:span></text:p>
      <text:p text:style-name="P29"><text:span text:style-name="T25">&lt;</text:span><text:span text:style-name="T27">tr</text:span><text:span text:style-name="T25">&gt;&lt;</text:span><text:span text:style-name="T27">td</text:span><text:span text:style-name="T25">&gt;&lt;</text:span><text:span text:style-name="T27">a</text:span> <text:span text:style-name="T29">href</text:span><text:span text:style-name="T4">=</text:span><text:span text:style-name="T13">"tst.html"</text:span><text:span text:style-name="T25">&gt;</text:span><text:span text:style-name="T4">Sampler_test</text:span><text:span text:style-name="T25">&lt;/</text:span><text:span text:style-name="T27">a</text:span><text:span text:style-name="T25">&gt;&lt;/</text:span><text:span text:style-name="T27">td</text:span><text:span text:style-name="T25">&gt;&lt;/</text:span><text:span text:style-name="T27">tr</text:span><text:span text:style-name="T25">&gt;</text:span></text:p>
      <text:p text:style-name="P29"><text:span text:style-name="T25">&lt;</text:span><text:span text:style-name="T27">tr</text:span><text:span text:style-name="T25">&gt;&lt;</text:span><text:span text:style-name="T27">td</text:span><text:span text:style-name="T25">&gt;&lt;</text:span><text:span text:style-name="T27">a</text:span> <text:span text:style-name="T29">href</text:span><text:span text:style-name="T4">=</text:span><text:span text:style-name="T13">"tst3.html"</text:span><text:span text:style-name="T25">&gt;</text:span><text:span text:style-name="T4">Test_Sampler</text:span><text:span text:style-name="T25">&lt;/</text:span><text:span text:style-name="T27">a</text:span><text:span text:style-name="T25">&gt;&lt;/</text:span><text:span text:style-name="T27">td</text:span><text:span text:style-name="T25">&gt;&lt;/</text:span><text:span text:style-name="T27">tr</text:span><text:span text:style-name="T25">&gt;</text:span></text:p>
      <text:p text:style-name="P29"><text:span text:style-name="T25">&lt;/</text:span><text:span text:style-name="T27">tbody</text:span><text:span text:style-name="T25">&gt;&lt;/</text:span><text:span text:style-name="T27">table</text:span><text:span text:style-name="T25">&gt;</text:span></text:p>
      <text:p text:style-name="P29"><text:span text:style-name="T25">&lt;/</text:span><text:span text:style-name="T27">body</text:span><text:span text:style-name="T25">&gt;</text:span></text:p>
      <text:p text:style-name="P29"><text:span text:style-name="T25">&lt;/</text:span><text:span text:style-name="T27">html</text:span><text:span text:style-name="T25">&gt;</text:span></text:p>
      <text:p text:style-name="P16"/>
      <text:p text:style-name="P16">To name the html test suite created by the IDE <text:s/>change the first <text:span text:style-name="T26">&lt;</text:span><text:span text:style-name="T28">tr</text:span><text:span text:style-name="T26">&gt;&lt;</text:span><text:span text:style-name="T28">td</text:span><text:span text:style-name="T26">&gt;&lt;</text:span><text:span text:style-name="T28">b</text:span><text:span text:style-name="T26">&gt;</text:span><text:span text:style-name="T36">NAME_HERE</text:span><text:span text:style-name="T26">&lt;/</text:span><text:span text:style-name="T28">b</text:span><text:span text:style-name="T26">&gt;&lt;/</text:span><text:span text:style-name="T28">td</text:span><text:span text:style-name="T26">&gt;&lt;/</text:span><text:span text:style-name="T28">tr</text:span><text:span text:style-name="T26">&gt;</text:span> else the name will be “Test Suite”. If title is not defined a file “Suite.html” will be created.</text:p>
      <text:p text:style-name="P16">(<text:span text:style-name="T3">Note!!</text:span> Suite.html will be overwritten so <text:span text:style-name="T3">don't</text:span> name your own file Suite.html in the directory of the suite file)</text:p>
      <text:p text:style-name="P17"/>
      <text:p text:style-name="P17"/>
      <text:p text:style-name="P22"><text:soft-page-break/>Build of a TestBenchSuite</text:p>
      <text:p text:style-name="P17"/>
      <text:p text:style-name="P17">Example illustration of a TestBenchSuite with different test builds.</text:p>
      <text:p text:style-name="P17"><draw:g text:anchor-type="paragraph" draw:z-index="0" draw:style-name="gr1"><draw:rect draw:style-name="gr2" draw:text-style-name="P37" svg:width="5.292cm" svg:height="1.059cm" svg:x="6.052cm" svg:y="0.443cm"><text:p text:style-name="P37">TestBench TestSuite</text:p></draw:rect><draw:rect draw:style-name="gr3" draw:text-style-name="P37" svg:width="1.932cm" svg:height="1.033cm" svg:x="1.395cm" svg:y="3.121cm"><text:p text:style-name="P37">JUnit test</text:p></draw:rect><draw:rect draw:style-name="gr3" draw:text-style-name="P37" svg:width="1.932cm" svg:height="1.033cm" svg:x="13.937cm" svg:y="3.147cm"><text:p text:style-name="P37">JUnit test</text:p></draw:rect><draw:rect draw:style-name="gr3" draw:text-style-name="P37" svg:width="1.932cm" svg:height="1.033cm" svg:x="11.079cm" svg:y="3.121cm"><text:p text:style-name="P37">JUnit test</text:p></draw:rect><draw:rect draw:style-name="gr3" draw:text-style-name="P37" svg:width="1.932cm" svg:height="1.033cm" svg:x="7.772cm" svg:y="3.142cm"><text:p text:style-name="P37">JUnit test</text:p></draw:rect><draw:rect draw:style-name="gr3" draw:text-style-name="P37" svg:width="1.932cm" svg:height="1.033cm" svg:x="4.438cm" svg:y="3.142cm"><text:p text:style-name="P37">JUnit test</text:p></draw:rect><draw:line draw:style-name="gr4" draw:text-style-name="P37" svg:x1="2.508cm" svg:y1="3.089cm" svg:x2="8.779cm" svg:y2="1.501cm"><text:p/></draw:line><draw:line draw:style-name="gr4" draw:text-style-name="P37" svg:x1="5.496cm" svg:y1="3.141cm" svg:x2="8.75cm" svg:y2="1.501cm"><text:p/></draw:line><draw:line draw:style-name="gr4" draw:text-style-name="P37" svg:x1="8.777cm" svg:y1="3.141cm" svg:x2="8.751cm" svg:y2="1.501cm"><text:p/></draw:line><draw:line draw:style-name="gr4" draw:text-style-name="P37" svg:x1="11.952cm" svg:y1="3.12cm" svg:x2="8.777cm" svg:y2="1.501cm"><text:p/></draw:line><draw:line draw:style-name="gr4" draw:text-style-name="P37" svg:x1="14.862cm" svg:y1="3.147cm" svg:x2="8.777cm" svg:y2="1.501cm"><text:p/></draw:line><draw:rect draw:style-name="gr5" draw:text-style-name="P37" svg:width="1.853cm" svg:height="0.662cm" svg:x="1.422cm" svg:y="5.026cm"><text:p text:style-name="P37">Connect</text:p></draw:rect><draw:rect draw:style-name="gr5" draw:text-style-name="P37" svg:width="1.853cm" svg:height="0.662cm" svg:x="11.185cm" svg:y="5.105cm"><text:p text:style-name="P37">Connect</text:p></draw:rect><draw:ellipse draw:style-name="gr6" draw:text-style-name="P37" svg:width="0.9cm" svg:height="0.847cm" svg:x="1.078cm" svg:y="6.237cm"><text:p text:style-name="P37">.html</text:p></draw:ellipse><draw:ellipse draw:style-name="gr6" draw:text-style-name="P37" svg:width="0.9cm" svg:height="0.847cm" svg:x="12.19cm" svg:y="6.343cm"><text:p text:style-name="P37">.html</text:p></draw:ellipse><draw:ellipse draw:style-name="gr6" draw:text-style-name="P37" svg:width="0.9cm" svg:height="0.847cm" svg:x="11.106cm" svg:y="6.343cm"><text:p text:style-name="P37">.html</text:p></draw:ellipse><draw:ellipse draw:style-name="gr6" draw:text-style-name="P37" svg:width="0.9cm" svg:height="0.847cm" svg:x="2.877cm" svg:y="6.237cm"><text:p text:style-name="P37">.html</text:p></draw:ellipse><draw:ellipse draw:style-name="gr6" draw:text-style-name="P37" svg:width="0.9cm" svg:height="0.847cm" svg:x="1.977cm" svg:y="6.237cm"><text:p text:style-name="P37">.html</text:p></draw:ellipse><draw:line draw:style-name="gr4" draw:text-style-name="P37" svg:x1="2.294cm" svg:y1="5.025cm" svg:x2="2.268cm" svg:y2="4.152cm"><text:p/></draw:line><draw:line draw:style-name="gr4" draw:text-style-name="P37" svg:x1="12.005cm" svg:y1="5.105cm" svg:x2="11.979cm" svg:y2="4.152cm"><text:p/></draw:line><draw:line draw:style-name="gr4" draw:text-style-name="P37" svg:x1="11.529cm" svg:y1="6.343cm" svg:x2="12.005cm" svg:y2="5.766cm"><text:p/></draw:line><draw:line draw:style-name="gr4" draw:text-style-name="P37" svg:x1="12.587cm" svg:y1="6.343cm" svg:x2="12.005cm" svg:y2="5.766cm"><text:p/></draw:line><draw:line draw:style-name="gr4" draw:text-style-name="P37" svg:x1="1.475cm" svg:y1="6.237cm" svg:x2="2.322cm" svg:y2="5.687cm"><text:p/></draw:line><draw:line draw:style-name="gr4" draw:text-style-name="P37" svg:x1="2.321cm" svg:y1="6.237cm" svg:x2="2.321cm" svg:y2="5.687cm"><text:p/></draw:line><draw:line draw:style-name="gr4" draw:text-style-name="P37" svg:x1="3.326cm" svg:y1="6.237cm" svg:x2="2.321cm" svg:y2="5.687cm"><text:p/></draw:line><draw:ellipse draw:style-name="gr6" draw:text-style-name="P37" svg:width="0.9cm" svg:height="0.847cm" svg:x="4.888cm" svg:y="5.047cm"><text:p text:style-name="P37">.html</text:p></draw:ellipse><draw:line draw:style-name="gr4" draw:text-style-name="P37" svg:x1="5.338cm" svg:y1="5.046cm" svg:x2="5.338cm" svg:y2="4.205cm"><text:p/></draw:line><draw:rect draw:style-name="gr7" draw:text-style-name="P37" svg:width="0.451cm" svg:height="0.503cm" svg:x="0.972cm" svg:y="7.349cm"><text:p text:style-name="P37">A</text:p></draw:rect><draw:rect draw:style-name="gr7" draw:text-style-name="P37" svg:width="0.451cm" svg:height="0.503cm" svg:x="4.861cm" svg:y="6.364cm"><text:p text:style-name="P37">A</text:p></draw:rect><draw:rect draw:style-name="gr7" draw:text-style-name="P37" svg:width="0.451cm" svg:height="0.503cm" svg:x="3.724cm" svg:y="7.476cm"><text:p text:style-name="P37">A</text:p></draw:rect><draw:rect draw:style-name="gr7" draw:text-style-name="P37" svg:width="0.451cm" svg:height="0.503cm" svg:x="3.274cm" svg:y="7.476cm"><text:p text:style-name="P37">A</text:p></draw:rect><draw:rect draw:style-name="gr7" draw:text-style-name="P37" svg:width="0.451cm" svg:height="0.503cm" svg:x="2.824cm" svg:y="7.476cm"><text:p text:style-name="P37">A</text:p></draw:rect><draw:rect draw:style-name="gr7" draw:text-style-name="P37" svg:width="0.451cm" svg:height="0.503cm" svg:x="2.163cm" svg:y="8.058cm"><text:p text:style-name="P37">A</text:p></draw:rect><draw:rect draw:style-name="gr7" draw:text-style-name="P37" svg:width="0.451cm" svg:height="0.503cm" svg:x="1.422cm" svg:y="7.349cm"><text:p text:style-name="P37">A</text:p></draw:rect><draw:rect draw:style-name="gr7" draw:text-style-name="P37" svg:width="0.451cm" svg:height="0.503cm" svg:x="5.311cm" svg:y="6.364cm"><text:p text:style-name="P37">A</text:p></draw:rect><draw:rect draw:style-name="gr7" draw:text-style-name="P37" svg:width="0.451cm" svg:height="0.503cm" svg:x="7.772cm" svg:y="5.168cm"><text:p text:style-name="P37">A</text:p></draw:rect><draw:rect draw:style-name="gr7" draw:text-style-name="P37" svg:width="0.451cm" svg:height="0.503cm" svg:x="8.222cm" svg:y="5.168cm"><text:p text:style-name="P37">A</text:p></draw:rect><draw:rect draw:style-name="gr7" draw:text-style-name="P37" svg:width="0.451cm" svg:height="0.503cm" svg:x="8.671cm" svg:y="5.168cm"><text:p text:style-name="P37">A</text:p></draw:rect><draw:rect draw:style-name="gr7" draw:text-style-name="P37" svg:width="0.451cm" svg:height="0.503cm" svg:x="9.121cm" svg:y="5.168cm"><text:p text:style-name="P37">A</text:p></draw:rect><draw:rect draw:style-name="gr7" draw:text-style-name="P37" svg:width="0.451cm" svg:height="0.503cm" svg:x="11.264cm" svg:y="7.534cm"><text:p text:style-name="P37">A</text:p></draw:rect><draw:rect draw:style-name="gr7" draw:text-style-name="P37" svg:width="0.451cm" svg:height="0.503cm" svg:x="12.455cm" svg:y="7.544cm"><text:p text:style-name="P37">A</text:p></draw:rect><draw:rect draw:style-name="gr7" draw:text-style-name="P37" svg:width="0.451cm" svg:height="0.503cm" svg:x="14.677cm" svg:y="5.168cm"><text:p text:style-name="P37">A</text:p></draw:rect><draw:line draw:style-name="gr4" draw:text-style-name="P37" svg:x1="1.131cm" svg:y1="7.349cm" svg:x2="1.501cm" svg:y2="7.084cm"><text:p/></draw:line><draw:line draw:style-name="gr4" draw:text-style-name="P37" svg:x1="1.686cm" svg:y1="7.349cm" svg:x2="1.501cm" svg:y2="7.084cm"><text:p/></draw:line><draw:line draw:style-name="gr4" draw:text-style-name="P37" svg:x1="2.401cm" svg:y1="8.058cm" svg:x2="2.401cm" svg:y2="7.084cm"><text:p/></draw:line><draw:line draw:style-name="gr4" draw:text-style-name="P37" svg:x1="2.983cm" svg:y1="7.476cm" svg:x2="3.353cm" svg:y2="7.084cm"><text:p/></draw:line><draw:line draw:style-name="gr4" draw:text-style-name="P37" svg:x1="3.512cm" svg:y1="7.476cm" svg:x2="3.353cm" svg:y2="7.084cm"><text:p/></draw:line><draw:line draw:style-name="gr4" draw:text-style-name="P37" svg:x1="3.988cm" svg:y1="7.476cm" svg:x2="3.353cm" svg:y2="7.084cm"><text:p/></draw:line><draw:line draw:style-name="gr4" draw:text-style-name="P37" svg:x1="5.048cm" svg:y1="6.364cm" svg:x2="5.313cm" svg:y2="5.893cm"><text:p/></draw:line><draw:line draw:style-name="gr4" draw:text-style-name="P37" svg:x1="5.549cm" svg:y1="6.364cm" svg:x2="5.311cm" svg:y2="5.893cm"><text:p/></draw:line><draw:line draw:style-name="gr4" draw:text-style-name="P37" svg:x1="7.932cm" svg:y1="5.17cm" svg:x2="8.699cm" svg:y2="4.175cm"><text:p/></draw:line><draw:line draw:style-name="gr4" draw:text-style-name="P37" svg:x1="8.46cm" svg:y1="5.17cm" svg:x2="8.698cm" svg:y2="4.175cm"><text:p/></draw:line><draw:line draw:style-name="gr4" draw:text-style-name="P37" svg:x1="8.883cm" svg:y1="5.168cm" svg:x2="8.698cm" svg:y2="4.332cm"><text:p/></draw:line><draw:line draw:style-name="gr4" draw:text-style-name="P37" svg:x1="9.333cm" svg:y1="5.17cm" svg:x2="8.698cm" svg:y2="4.175cm"><text:p/></draw:line><draw:line draw:style-name="gr4" draw:text-style-name="P37" svg:x1="11.476cm" svg:y1="7.534cm" svg:x2="11.476cm" svg:y2="7.19cm"><text:p/></draw:line><draw:line draw:style-name="gr4" draw:text-style-name="P37" svg:x1="12.668cm" svg:y1="7.545cm" svg:x2="12.668cm" svg:y2="7.19cm"><text:p/></draw:line><draw:line draw:style-name="gr4" draw:text-style-name="P37" svg:x1="14.917cm" svg:y1="5.169cm" svg:x2="14.917cm" svg:y2="4.179cm"><text:p/></draw:line></draw:g></text:p>
      <text:p text:style-name="P17"/>
      <text:p text:style-name="P17">Each JUnit test will open and close the browser if running a TestBench html test. By using TestSuites html tests can be connected together and test parts can be created as modules that can be reused for other tests.</text:p>
      <text:p text:style-name="P16"/>
      <text:p text:style-name="P16">If the -connect flag was used the firt 2 JUnit tests would be combined to one JUnit test. The order would still stay the same (Number of asserts [2] [1] [3] [2]).</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2-16T13:51:59.42</meta:creation-date>
    <dc:date>2009-12-22T15:44:48.43</dc:date>
    <dc:creator>Mikael Grankvist</dc:creator>
    <meta:editing-duration>PT24H34M53S</meta:editing-duration>
    <meta:editing-cycles>146</meta:editing-cycles>
    <meta:generator>OpenOffice.org/3.1$Win32 OpenOffice.org_project/310m11$Build-9399</meta:generator>
    <meta:document-statistic meta:table-count="0" meta:image-count="0" meta:object-count="0" meta:page-count="5" meta:paragraph-count="148" meta:word-count="1117" meta:character-count="8327"/>
  </office:meta>
</office:document-meta>
</file>